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c0000" fo:font-size="12pt" fo:font-style="italic" fo:font-weight="bold" officeooo:rsid="0014af5e" officeooo:paragraph-rsid="0014af5e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c0000" fo:font-size="12pt" fo:font-style="italic" fo:font-weight="bold" officeooo:rsid="0014af5e" officeooo:paragraph-rsid="00150dfe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4af5e" officeooo:paragraph-rsid="0014af5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officeooo:rsid="0014af5e" officeooo:paragraph-rsid="0014af5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4af5e" officeooo:paragraph-rsid="00150df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147bf" officeooo:paragraph-rsid="002147bf" style:font-size-asian="12pt" style:font-size-complex="12pt"/>
    </style:style>
    <style:style style:name="T1" style:family="text">
      <style:text-properties officeooo:rsid="00150dfe"/>
    </style:style>
    <style:style style:name="T2" style:family="text">
      <style:text-properties officeooo:rsid="008e746d"/>
    </style:style>
    <style:style style:name="T3" style:family="text">
      <style:text-properties officeooo:rsid="00ba12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wer Point 01 - Bioinformatics Topics <text:s/>- <text:span text:style-name="T3">Part 00 -Informatics</text:span></text:p>
      <text:p text:style-name="P4"/>
      <text:p text:style-name="P4">The main purpose of this talk is to consider the major components of Bioinformatics. </text:p>
      <text:p text:style-name="P4"/>
      <text:p text:style-name="P4">The intention here is not to be <text:span text:style-name="T1">comprehensive</text:span>, but to suggest a frame work in which to fit the topics covered in your course. </text:p>
      <text:p text:style-name="P1"/>
      <text:p text:style-name="P1">&lt;Click&gt; </text:p>
      <text:p text:style-name="P1"/>
      <text:p text:style-name="P4">Here, I have divided the Bioinformatic topics to be considered into those that are primarily "informatics" issues </text:p>
      <text:p text:style-name="P2"/>
      <text:p text:style-name="P2">&lt;Click&gt; </text:p>
      <text:p text:style-name="P2"/>
      <text:p text:style-name="P5">and those that are directly concerned with the management of Biological data. </text:p>
      <text:p text:style-name="P2"/>
      <text:p text:style-name="P2">&lt;Click&gt; </text:p>
      <text:p text:style-name="P2"/>
      <text:p text:style-name="P5">The most fundamental Informatics issue is the Operating system. </text:p>
      <text:p text:style-name="P4"/>
      <text:p text:style-name="P4">One must be able to control the computer before one can expect it to do anything useful! </text:p>
      <text:p text:style-name="P2"/>
      <text:p text:style-name="P2">&lt;Click&gt; </text:p>
      <text:p text:style-name="P2"/>
      <text:p text:style-name="P5">Currently, and many would argue unfortunately, Windows is still the most common operating system, followed ever more closely by the Macintosh Operating system. </text:p>
      <text:p text:style-name="P4"/>
      <text:p text:style-name="P4">Both Windows and the Macintosh offer very sophisticated and intuitive Graphical User Interfaces (or GUIs) with which most people under 35 have been familiar since birth! </text:p>
      <text:p text:style-name="P2"/>
      <text:p text:style-name="P2">&lt;Click&gt; </text:p>
      <text:p text:style-name="P2"/>
      <text:p text:style-name="P5">The Linux operating system is becoming increasingly popular. </text:p>
      <text:p text:style-name="P4"/>
      <text:p text:style-name="P4">These days, Linux comes with very good graphical user Interfaces that, distressingly to some, ever more closely mimic Windows. </text:p>
      <text:p text:style-name="P4"/>
      <text:p text:style-name="P4">Linux, with a good Graphical User Interface should seem very familiar to all of you. </text:p>
      <text:p text:style-name="P4"/>
      <text:p text:style-name="P4">I suggest it is safe to assume familiarity with any of these systems with a good GUI. </text:p>
      <text:p text:style-name="P2"/>
      <text:p text:style-name="P2">&lt;Click&gt; </text:p>
      <text:p text:style-name="P2"/>
      <text:p text:style-name="P5">The real issue comes when it is necessary to use Linux from the command line. </text:p>
      <text:p text:style-name="P4"/>
      <text:p text:style-name="P4">That is to say ... no graphics, no mouse, just a keyboard! </text:p>
      <text:p text:style-name="P4"/>
      <text:p text:style-name="P4">This can be a bit of a culture shock for some, but it really is not as difficult as it seems. </text:p>
      <text:p text:style-name="P4"/>
      <text:p text:style-name="P4">Especially, after a gentle introduction and a bit of practice such as will be delivered as part of your current training programme. </text:p>
      <text:p text:style-name="P2"/>
      <text:p text:style-name="P2"><text:soft-page-break/>&lt;Click&gt; </text:p>
      <text:p text:style-name="P5"/>
      <text:p text:style-name="P4">If you find command line Linux a struggle, it should be comforting to appreciate that it is conceptually identical to any GUI based Operating System. </text:p>
      <text:p text:style-name="P4"/>
      <text:p text:style-name="P4">Any conversation you might have with any operating system must exclusively concern the management of files with a hierarchy of directories (or folders) or which program you want to run next. </text:p>
      <text:p text:style-name="P4"/>
      <text:p text:style-name="P4">You can do this using a fancy GUI, or by typing instructions with a keyboard. </text:p>
      <text:p text:style-name="P4"/>
      <text:p text:style-name="P4">It is just the same. </text:p>
      <text:p text:style-name="P2"/>
      <text:p text:style-name="P2">&lt;Click&gt; </text:p>
      <text:p text:style-name="P2"/>
      <text:p text:style-name="P5">Command line Linux really is the only option for some tasks in Bioinformatics. </text:p>
      <text:p text:style-name="P4"/>
      <text:p text:style-name="P4">Specifically, it would be crazy to write programs to process high volume sequence datasets for a clumsy bloated OS such as Windows! </text:p>
      <text:p text:style-name="P4"/>
      <text:p text:style-name="P4">Compute and memory intensive software, required to run in a liveable time period, are Linux only. </text:p>
      <text:p text:style-name="P4"/>
      <text:p text:style-name="P4">Generally, it is not considered a worthwhile use of programming resources to provide friendly interfaces for such software. </text:p>
      <text:p text:style-name="P4"/>
      <text:p text:style-name="P4">Its command line or nothing I fear. </text:p>
      <text:p text:style-name="P2"/>
      <text:p text:style-name="P2">&lt;Click&gt; </text:p>
      <text:p text:style-name="P2"/>
      <text:p text:style-name="P5">A basic understanding of the principles of programming has become ever more important in recent years. </text:p>
      <text:p text:style-name="P4"/>
      <text:p text:style-name="P4">&lt;Click&gt; </text:p>
      <text:p text:style-name="P4"/>
      <text:p text:style-name="P4">It is generally not necessary for a Bioinformatics "user" to become a proficient programmer as the need for an individual researcher to write software from scratch is rare. </text:p>
      <text:p text:style-name="P2"/>
      <text:p text:style-name="P2">&lt;Click&gt; </text:p>
      <text:p text:style-name="P2"/>
      <text:p text:style-name="P5">However, it is of great benefit for many users to be able to construct simple scripts (or programs) to manage the large datasets now so common. </text:p>
      <text:p text:style-name="P2"/>
      <text:p text:style-name="P2">&lt;Click&gt; </text:p>
      <text:p text:style-name="P2"/>
      <text:p text:style-name="P5">Also, the capacity to write scripts to customise the order and fashion in which a series of programs might be invoked (that is, to construct simple pipelines) is commonly of value. </text:p>
      <text:p text:style-name="P2"/>
      <text:p text:style-name="P2">&lt;Click&gt; </text:p>
      <text:p text:style-name="P2"/>
      <text:p text:style-name="P5">Currently, the most popular programming language for Bioinformatics is Python. </text:p>
      <text:p text:style-name="P4"/>
      <text:p text:style-name="P4">The basics of Python can be mastered by most in just a few days of training and a little practice. </text:p>
      <text:p text:style-name="P4"><text:soft-page-break/><text:s/></text:p>
      <text:p text:style-name="P4">Learning Python is outside the scope of this course, but would be well worth the effort at some future date. </text:p>
      <text:p text:style-name="P2"/>
      <text:p text:style-name="P2">&lt;Click&gt; </text:p>
      <text:p text:style-name="P2"/>
      <text:p text:style-name="P5">Minimally, an understanding of programming that would enable a user to construct small programs from scratch, understand and adapt slightly larger programs and communicate meaningfully with a specialist programmer would be a reasonable objective. </text:p>
      <text:p text:style-name="P2"/>
      <text:p text:style-name="P2">&lt;Click&gt; </text:p>
      <text:p text:style-name="P2"/>
      <text:p text:style-name="P5">As more biological research becomes focused around the analysis of huge datasets, a good grasp of Statistics becomes ever more essential. </text:p>
      <text:p text:style-name="P4"/>
      <text:p text:style-name="P4">Like programming, this is beyond the remit of your current training program, but also might be worth some effort at a later date. </text:p>
      <text:p text:style-name="P2"/>
      <text:p text:style-name="P2">&lt;Click&gt; </text:p>
      <text:p text:style-name="P2"/>
      <text:p text:style-name="P5">Statistical evalution of an experiment is vital from the design stage. </text:p>
      <text:p text:style-name="P4"/>
      <text:p text:style-name="P4">It is too easy to invest resources in experiments that have no hope of generating results that are <text:span text:style-name="T2">statistically</text:span> meaningful. </text:p>
      <text:p text:style-name="P4"/>
      <text:p text:style-name="P4">It is always a very good plan to take careful note of the oft quoted advice of Sir Ronald Fisher, first offered way back in 1938! </text:p>
      <text:p text:style-name="P2"/>
      <text:p text:style-name="P2">&lt;Click&gt; </text:p>
      <text:p text:style-name="P2"/>
      <text:p text:style-name="P5">Having conducted a well designed experiment, generating vast quantities of raw data, Statistical analysis, implemented with quality Statistical software (that is a Statistical Package), is unavoidable. </text:p>
      <text:p text:style-name="P4"/>
      <text:p text:style-name="P4">The Statistical Package R is widely used in Bioinformatics. It is comprehensive, excellent quality, includes libraries specific to Bioinformatics ... and is free! </text:p>
      <text:p text:style-name="P2"/>
      <text:p text:style-name="P2">&lt;Click&gt; </text:p>
      <text:p text:style-name="P2"/>
      <text:p text:style-name="P5">Effectively all evaluations generated by <text:span text:style-name="T1">Bioinformatics</text:span> software are statistical judgements. </text:p>
      <text:p text:style-name="P4"/>
      <text:p text:style-name="P4">That is, the selection of the most probable answer from a set of many possible answers to a given question. </text:p>
      <text:p text:style-name="P4"/>
      <text:p text:style-name="P4">This point will be reinforced as we consider various individual analytical possibiliti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2:15:20.661025742</meta:creation-date>
    <dc:date>2016-07-09T13:56:49.137421354</dc:date>
    <meta:editing-duration>P9DT21H21M42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3" meta:paragraph-count="63" meta:word-count="828" meta:character-count="5109" meta:non-whitespace-character-count="4280"/>
  </office:meta>
</office:document-meta>
</file>